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15pt" fo:language="sk" fo:country="SK" officeooo:rsid="001ae27e" officeooo:paragraph-rsid="001ae27e" style:font-size-asian="15pt" style:language-asian="zxx" style:country-asian="none" style:font-size-complex="15pt" style:language-complex="zxx" style:country-complex="none"/>
    </style:style>
    <style:style style:name="P2" style:family="paragraph" style:parent-style-name="Text_20_body">
      <style:paragraph-properties fo:line-height="150%" fo:padding="0.0193in" fo:border="0.06pt solid #d9d9e3"/>
      <style:text-properties fo:font-size="15pt" style:font-size-asian="15pt" style:font-size-complex="15pt"/>
    </style:style>
    <style:style style:name="P3" style:family="paragraph" style:parent-style-name="Text_20_body">
      <style:paragraph-properties fo:line-height="150%" fo:padding="0.0193in" fo:border="0.06pt solid #d9d9e3"/>
      <style:text-properties fo:font-size="15pt" officeooo:rsid="001ce26c" officeooo:paragraph-rsid="001ce26c" style:font-size-asian="15pt" style:font-size-complex="15pt"/>
    </style:style>
    <style:style style:name="T1" style:family="text">
      <style:text-properties officeooo:rsid="001ce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Milý <text:span text:style-name="T1">Peto</text:span>,</text:p>
      <text:p text:style-name="P2">chcem ti povedať, že keď sa teraz pozriem späť na tú <text:span text:style-name="T1">dobu</text:span>, keď sme spolu trávili čas dobrodružstvom, tak ma napĺňa hlboká radosť a nostalgie. Pamätáš si tie časy, keď sme boli nezastaviteľní na našich bi<text:span text:style-name="T1">koch</text:span>? Boli to chvíle naplnené adrenalínom, smiechom a neopísateľným pocitom slobody.</text:p>
      <text:p text:style-name="P2">Náš spoločný čas na <text:span text:style-name="T1">bikoch</text:span> bol jedinečný. Spomínam si na tie dni, keď sme sa vydali do bike parkov a zdolávali sme čierne zjazdovky. Boli sme ako tí správni dobrodruhovia, čelili sme výzvam, zdolávali prekážky a zažívali vzrušenie každého strmého zjazdu. Tá adrenalínová chuť v krvi, keď sme sa rútili dolu <text:span text:style-name="T1">linou</text:span>, je niečo, čo sa ťažko dá opísať slovami.</text:p>
      <text:p text:style-name="P2">Bol<text:span text:style-name="T1">o</text:span> to nie len o zážitkoch na bicykloch, ale aj o tom, ako sme si navzájom posilňovali ducha a podporovali sa. Spomínam si na to, ako sme sa povzbudzovali, keď niektoré zjazdy boli náročnejšie alebo sme sa pokúšali zdolať technicky náročné úseky <text:span text:style-name="T1">a nezabudneme na naše najobľúbenejšie rock gardeny</text:span>. To bola pravá symbióza, ktorá nás spájala a robila z nás silný tím.</text:p>
      <text:p text:style-name="P2">Každá zákruta, každý skok a každý prudký zjazd nám prinášali nové vzrušujúce zážitky a nezabudnuteľné spomienky. Tieto spomienky na naše dobrodružstvá na bicykloch sú pre mňa vzácne a neprekonateľné. Boli sme tam jeden pre druhého v tých najzábavnejších chvíľach, ale aj v tých náročnejších situáciách, kedy sme sa učili prekonávať svoje limity a stavať sa proti výzvam.</text:p>
      <text:p text:style-name="P2">Aj keď sa možno teraz náš život trochu odlišuje a čas na bicykle už nie je taký častý, spomienky na tie dni sú stále živé a prítomné. Sú to chvíle, ktoré ma inšpirujú a pripomínajú mi, aké je dôležité žiť plným životom a mať vedľa seba skvelých ľudí.</text:p>
      <text:p text:style-name="P2"><text:soft-page-break/>Som rád, že som mal takého kamaráta ako si ty, s ktorým som zažil tieto neuveriteľné momenty na bicykli. Aj keď sa veci menia, naše priateľstvo a spoločné spomienky zostanú nezameniteľné.</text:p>
      <text:p text:style-name="P2">Teším sa na ďalšie dobrodružstvá, či už na bicykloch alebo v iných podobách, ktoré nám život prinesie.</text:p>
      <text:p text:style-name="P2">S úprimnými pozdravmi a vďakou,</text:p>
      <text:p text:style-name="P3">Maro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57:15.858402770</meta:creation-date>
    <dc:date>2023-12-13T10:17:43.128538609</dc:date>
    <meta:editing-duration>PT1H10M44S</meta:editing-duration>
    <meta:editing-cycles>3</meta:editing-cycles>
    <meta:generator>LibreOffice/7.5.8.2$Linux_X86_64 LibreOffice_project/50$Build-2</meta:generator>
    <meta:document-statistic meta:table-count="0" meta:image-count="0" meta:object-count="0" meta:page-count="2" meta:paragraph-count="10" meta:word-count="329" meta:character-count="1963" meta:non-whitespace-character-count="1643"/>
  </office:meta>
</office:document-meta>
</file>